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29cm"/>
    </style:style>
    <style:style style:name="co3" style:family="table-column">
      <style:table-column-properties fo:break-before="auto" style:column-width="2.397cm"/>
    </style:style>
    <style:style style:name="co4" style:family="table-column">
      <style:table-column-properties fo:break-before="auto" style:column-width="2.106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1.977cm"/>
    </style:style>
    <style:style style:name="co7" style:family="table-column">
      <style:table-column-properties fo:break-before="auto" style:column-width="3.044cm"/>
    </style:style>
    <style:style style:name="co8" style:family="table-column">
      <style:table-column-properties fo:break-before="auto" style:column-width="1.815cm"/>
    </style:style>
    <style:style style:name="co9" style:family="table-column">
      <style:table-column-properties fo:break-before="auto" style:column-width="2.494cm"/>
    </style:style>
    <style:style style:name="co10" style:family="table-column">
      <style:table-column-properties fo:break-before="auto" style:column-width="3.433cm"/>
    </style:style>
    <style:style style:name="co11" style:family="table-column">
      <style:table-column-properties fo:break-before="auto" style:column-width="3.593cm"/>
    </style:style>
    <style:style style:name="co12" style:family="table-column">
      <style:table-column-properties fo:break-before="auto" style:column-width="2.526cm"/>
    </style:style>
    <style:style style:name="co13" style:family="table-column">
      <style:table-column-properties fo:break-before="auto" style:column-width="2.171cm"/>
    </style:style>
    <style:style style:name="co14" style:family="table-column">
      <style:table-column-properties fo:break-before="auto" style:column-width="1.718cm"/>
    </style:style>
    <style:style style:name="co15" style:family="table-column">
      <style:table-column-properties fo:break-before="auto" style:column-width="2.623cm"/>
    </style:style>
    <style:style style:name="co16" style:family="table-column">
      <style:table-column-properties fo:break-before="auto" style:column-width="2.365cm"/>
    </style:style>
    <style:style style:name="co17" style:family="table-column">
      <style:table-column-properties fo:break-before="auto" style:column-width="5.599cm"/>
    </style:style>
    <style:style style:name="co18" style:family="table-column">
      <style:table-column-properties fo:break-before="auto" style:column-width="2.138cm"/>
    </style:style>
    <style:style style:name="co19" style:family="table-column">
      <style:table-column-properties fo:break-before="auto" style:column-width="7.765cm"/>
    </style:style>
    <style:style style:name="co20" style:family="table-column">
      <style:table-column-properties fo:break-before="auto" style:column-width="1.88cm"/>
    </style:style>
    <style:style style:name="co21" style:family="table-column">
      <style:table-column-properties fo:break-before="auto" style:column-width="1.912cm"/>
    </style:style>
    <style:style style:name="co22" style:family="table-column">
      <style:table-column-properties fo:break-before="auto" style:column-width="5.017cm"/>
    </style:style>
    <style:style style:name="co23" style:family="table-column">
      <style:table-column-properties fo:break-before="auto" style:column-width="5.987cm"/>
    </style:style>
    <style:style style:name="co24" style:family="table-column">
      <style:table-column-properties fo:break-before="auto" style:column-width="4.337cm"/>
    </style:style>
    <style:style style:name="co25" style:family="table-column">
      <style:table-column-properties fo:break-before="auto" style:column-width="2.817cm"/>
    </style:style>
    <style:style style:name="co26" style:family="table-column">
      <style:table-column-properties fo:break-before="auto" style:column-width="2.559cm"/>
    </style:style>
    <style:style style:name="co27" style:family="table-column">
      <style:table-column-properties fo:break-before="auto" style:column-width="7.796cm"/>
    </style:style>
    <style:style style:name="co28" style:family="table-column">
      <style:table-column-properties fo:break-before="auto" style:column-width="4.951cm"/>
    </style:style>
    <style:style style:name="co29" style:family="table-column">
      <style:table-column-properties fo:break-before="auto" style:column-width="4.078cm"/>
    </style:style>
    <style:style style:name="co30" style:family="table-column">
      <style:table-column-properties fo:break-before="auto" style:column-width="4.789cm"/>
    </style:style>
    <style:style style:name="co31" style:family="table-column">
      <style:table-column-properties fo:break-before="auto" style:column-width="1.298cm"/>
    </style:style>
    <style:style style:name="co32" style:family="table-column">
      <style:table-column-properties fo:break-before="auto" style:column-width="6.341cm"/>
    </style:style>
    <style:style style:name="co33" style:family="table-column">
      <style:table-column-properties fo:break-before="auto" style:column-width="3.239cm"/>
    </style:style>
    <style:style style:name="co34" style:family="table-column">
      <style:table-column-properties fo:break-before="auto" style:column-width="1.524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ctivity_date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Hierarchy 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rt-planned</text:p>
          </table:table-cell>
          <table:table-cell office:value-type="string">
            <text:p>start-actual</text:p>
          </table:table-cell>
          <table:table-cell office:value-type="string">
            <text:p>end-planned</text:p>
          </table:table-cell>
          <table:table-cell office:value-type="string">
            <text:p>end-actual</text:p>
          </table:table-cell>
        </table:table-row>
        <table:table-row table:style-name="ro1">
          <table:table-cell office:value-type="string">
            <text:p>Activities with</text:p>
          </table:table-cell>
          <table:table-cell office:value-type="float" office:value="1044">
            <text:p>104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Year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00">
            <text:p>1600</text:p>
          </table:table-cell>
          <table:table-cell table:number-columns-repeated="3"/>
        </table:table-row>
      </table:table>
      <table:table table:name="basic_stats" table:style-name="ta1" table:print="false"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File Name</text:p>
          </table:table-cell>
          <table:table-cell office:value-type="string">
            <text:p>Country/Region</text:p>
          </table:table-cell>
          <table:table-cell office:value-type="string">
            <text:p>Size (KB)</text:p>
          </table:table-cell>
          <table:table-cell office:value-type="string">
            <text:p>Activity Count</text:p>
          </table:table-cell>
          <table:table-cell office:value-type="string">
            <text:p>Date last-generated</text:p>
          </table:table-cell>
          <table:table-cell office:value-type="string">
            <text:p>Date last-updated</text:p>
          </table:table-cell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adb-activities.xml</text:p>
          </table:table-cell>
          <table:table-cell office:value-type="float" office:value="2624">
            <text:p>2624</text:p>
          </table:table-cell>
          <table:table-cell office:value-type="float" office:value="1600">
            <text:p>1600</text:p>
          </table:table-cell>
          <table:table-cell table:style-name="ce1" office:value-type="string">
            <text:p>2011-11-27T13:25:22</text:p>
          </table:table-cell>
          <table:table-cell table:style-name="ce1" office:value-type="string">
            <text:p>2011-11-26 04:53:13</text:p>
          </table:table-cell>
        </table:table-row>
      </table:table>
      <table:table table:name="budget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/>
          <table:table-cell office:value-type="string">
            <text:p>Hierarchy 1</text:p>
          </table:table-cell>
          <table:table-cell/>
        </table:table-row>
        <table:table-row table:style-name="ro1">
          <table:table-cell/>
          <table:table-cell office:value-type="string">
            <text:p>Elements</text:p>
          </table:table-cell>
          <table:table-cell office:value-type="string">
            <text:p>Activities</text:p>
          </table:table-cell>
        </table:table-row>
        <table:table-row table:style-name="ro1">
          <table:table-cell office:value-type="string">
            <text:p>All budgets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Budget Typ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erarchy 1</text:p>
          </table:table-cell>
          <table:table-cell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Currenci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erarchy 1</text:p>
          </table:table-cell>
          <table:table-cell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</table:table-row>
      </table:table>
      <table:table table:name="document" table:style-name="ta1" table:print="false">
        <table:table-column table:style-name="co12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/>
        </table:table-row>
        <table:table-row table:style-name="ro1">
          <table:table-cell office:value-type="string">
            <text:p>document-lin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ategories: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ierarchy 1</text:p>
          </table:table-cell>
          <table:table-cell/>
        </table:table-row>
        <table:table-row table:style-name="ro1">
          <table:table-cell office:value-type="string">
            <text:p>Category</text:p>
          </table:table-cell>
          <table:table-cell office:value-type="string">
            <text:p>Look up value</text:p>
          </table:table-cell>
          <table:table-cell office:value-type="string">
            <text:p>Count</text:p>
          </table:table-cell>
          <table:table-cell office:value-type="string">
            <text:p>No. Activities</text:p>
          </table:table-cell>
        </table:table-row>
      </table:table>
      <table:table table:name="elements" table:style-name="ta1" table:print="false">
        <table:table-column table:style-name="co17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8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0</text:p>
          </table:table-cell>
          <table:table-cell table:number-columns-repeated="2"/>
          <table:table-cell office:value-type="string">
            <text:p>Hierarchy 1</text:p>
          </table:table-cell>
          <table:table-cell table:number-columns-repeated="2"/>
          <table:table-cell office:value-type="string">
            <text:p>Hierarchy 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</table:table-row>
        <table:table-row table:style-name="ro1">
          <table:table-cell office:value-type="string">
            <text:p>reporting-org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600">
            <text:p>1600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other-identifie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activity-status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600">
            <text:p>1600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tivity-dat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600">
            <text:p>1600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ontact-info</text:p>
          </table:table-cell>
          <table:table-cell table:number-columns-repeated="3" office:value-type="float" office:value="0">
            <text:p>0</text:p>
          </table:table-cell>
          <table:table-cell office:value-type="float" office:value="1422">
            <text:p>1422</text:p>
          </table:table-cell>
          <table:table-cell office:value-type="float" office:value="1206">
            <text:p>1206</text:p>
          </table:table-cell>
          <table:table-cell office:value-type="float" office:value="75.4">
            <text:p>75.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articipating-org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600">
            <text:p>1600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sector</text:p>
          </table:table-cell>
          <table:table-cell table:number-columns-repeated="3" office:value-type="float" office:value="0">
            <text:p>0</text:p>
          </table:table-cell>
          <table:table-cell office:value-type="float" office:value="2502">
            <text:p>2502</text:p>
          </table:table-cell>
          <table:table-cell office:value-type="float" office:value="1414">
            <text:p>1414</text:p>
          </table:table-cell>
          <table:table-cell office:value-type="float" office:value="88.4">
            <text:p>88.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default-tied-status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600">
            <text:p>1600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default-flow-typ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600">
            <text:p>1600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default-aid-typ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600">
            <text:p>1600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default-finance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cipient-country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600">
            <text:p>1600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recipient-region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600">
            <text:p>1600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loca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location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nam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descrip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administrativ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coordinate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gazetteer-entry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/valu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valu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activity-websit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600">
            <text:p>1600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ollaboration-typ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600">
            <text:p>1600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olicy-marke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</text:p>
          </table:table-cell>
          <table:table-cell table:number-columns-repeated="3" office:value-type="float" office:value="0">
            <text:p>0</text:p>
          </table:table-cell>
          <table:table-cell office:value-type="float" office:value="3032">
            <text:p>3032</text:p>
          </table:table-cell>
          <table:table-cell office:value-type="float" office:value="1370">
            <text:p>1370</text:p>
          </table:table-cell>
          <table:table-cell office:value-type="float" office:value="85.6">
            <text:p>85.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ransaction/value</text:p>
          </table:table-cell>
          <table:table-cell table:number-columns-repeated="3" office:value-type="float" office:value="0">
            <text:p>0</text:p>
          </table:table-cell>
          <table:table-cell office:value-type="float" office:value="3032">
            <text:p>3032</text:p>
          </table:table-cell>
          <table:table-cell office:value-type="float" office:value="1370">
            <text:p>1370</text:p>
          </table:table-cell>
          <table:table-cell office:value-type="float" office:value="85.6">
            <text:p>85.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ransaction/descrip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ransaction-type</text:p>
          </table:table-cell>
          <table:table-cell table:number-columns-repeated="3" office:value-type="float" office:value="0">
            <text:p>0</text:p>
          </table:table-cell>
          <table:table-cell office:value-type="float" office:value="3032">
            <text:p>3032</text:p>
          </table:table-cell>
          <table:table-cell office:value-type="float" office:value="1370">
            <text:p>1370</text:p>
          </table:table-cell>
          <table:table-cell office:value-type="float" office:value="85.6">
            <text:p>85.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ransaction/provid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receiv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ransaction-date</text:p>
          </table:table-cell>
          <table:table-cell table:number-columns-repeated="3" office:value-type="float" office:value="0">
            <text:p>0</text:p>
          </table:table-cell>
          <table:table-cell office:value-type="float" office:value="3032">
            <text:p>3032</text:p>
          </table:table-cell>
          <table:table-cell office:value-type="float" office:value="1370">
            <text:p>1370</text:p>
          </table:table-cell>
          <table:table-cell office:value-type="float" office:value="85.6">
            <text:p>85.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ransaction/flow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aid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finance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ied-statu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disbursement-channel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rovid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ceiv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document-link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lated-activity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egacy-data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dition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ditions/condi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baselin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targe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actual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organisation</text:p>
          </table:table-cell>
          <table:table-cell table:number-columns-repeated="3" office:value-type="float" office:value="0">
            <text:p>0</text:p>
          </table:table-cell>
          <table:table-cell office:value-type="float" office:value="1422">
            <text:p>1422</text:p>
          </table:table-cell>
          <table:table-cell office:value-type="float" office:value="1206">
            <text:p>1206</text:p>
          </table:table-cell>
          <table:table-cell office:value-type="float" office:value="75.4">
            <text:p>75.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ontact-info/person-name</text:p>
          </table:table-cell>
          <table:table-cell table:number-columns-repeated="3" office:value-type="float" office:value="0">
            <text:p>0</text:p>
          </table:table-cell>
          <table:table-cell office:value-type="float" office:value="1422">
            <text:p>1422</text:p>
          </table:table-cell>
          <table:table-cell office:value-type="float" office:value="1206">
            <text:p>1206</text:p>
          </table:table-cell>
          <table:table-cell office:value-type="float" office:value="75.4">
            <text:p>75.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ontact-info/telephon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email</text:p>
          </table:table-cell>
          <table:table-cell table:number-columns-repeated="3" office:value-type="float" office:value="0">
            <text:p>0</text:p>
          </table:table-cell>
          <table:table-cell office:value-type="float" office:value="1422">
            <text:p>1422</text:p>
          </table:table-cell>
          <table:table-cell office:value-type="float" office:value="1206">
            <text:p>1206</text:p>
          </table:table-cell>
          <table:table-cell office:value-type="float" office:value="75.4">
            <text:p>75.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ontact-info/mailing-address</text:p>
          </table:table-cell>
          <table:table-cell table:number-columns-repeated="9" office:value-type="float" office:value="0">
            <text:p>0</text:p>
          </table:table-cell>
        </table:table-row>
      </table:table>
      <table:table table:name="geography_new" table:style-name="ta1" table:print="false"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0" table:default-cell-style-name="Default"/>
        <table:table-row table:style-name="ro1">
          <table:table-cell/>
          <table:table-cell office:value-type="string">
            <text:p>Hierarchy 1</text:p>
          </table:table-cell>
          <table:table-cell table:number-columns-repeated="4"/>
        </table:table-row>
        <table:table-row table:style-name="ro1">
          <table:table-cell office:value-type="string">
            <text:p>No. Activities</text:p>
          </table:table-cell>
          <table:table-cell office:value-type="float" office:value="1600">
            <text:p>1600</text:p>
          </table:table-cell>
          <table:table-cell table:number-columns-repeated="4"/>
        </table:table-row>
        <table:table-row table:style-name="ro1">
          <table:table-cell office:value-type="string">
            <text:p>No. Activities with both region and country</text:p>
          </table:table-cell>
          <table:table-cell office:value-type="float" office:value="1600">
            <text:p>1600</text:p>
          </table:table-cell>
          <table:table-cell table:number-columns-repeated="4"/>
        </table:table-row>
        <table:table-row table:style-name="ro1">
          <table:table-cell office:value-type="string">
            <text:p>No. Activities with at least one region or country</text:p>
          </table:table-cell>
          <table:table-cell office:value-type="float" office:value="1600">
            <text:p>160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Hierarchy 1</text:p>
          </table:table-cell>
          <table:table-cell table:number-columns-repeated="5"/>
        </table:table-row>
        <table:table-row table:style-name="ro1">
          <table:table-cell office:value-type="string">
            <text:p>Region Only</text:p>
          </table:table-cell>
          <table:table-cell office:value-type="string">
            <text:p>&gt;1 region</text:p>
          </table:table-cell>
          <table:table-cell office:value-type="string">
            <text:p>Fail 100%</text:p>
          </table:table-cell>
          <table:table-cell office:value-type="string">
            <text:p>Country Only</text:p>
          </table:table-cell>
          <table:table-cell office:value-type="string">
            <text:p>&gt;1country</text:p>
          </table:table-cell>
          <table:table-cell office:value-type="string">
            <text:p>Fail 100%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Activities with both</text:p>
          </table:table-cell>
          <table:table-cell table:number-columns-repeated="5"/>
        </table:table-row>
        <table:table-row table:style-name="ro1">
          <table:table-cell office:value-type="string">
            <text:p>File</text:p>
          </table:table-cell>
          <table:table-cell office:value-type="string">
            <text:p>ID</text:p>
          </table:table-cell>
          <table:table-cell office:value-type="string">
            <text:p>Hierarchy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518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536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606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622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642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703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822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830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923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925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956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960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02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03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20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20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31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31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19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35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57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08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33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40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43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50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16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24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30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30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39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20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41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41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53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17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24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27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34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15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16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20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29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35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35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35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43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02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49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55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64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71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03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13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25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25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34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45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12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12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37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46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46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53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59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65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67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67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08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36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61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63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38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43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54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61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02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10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11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18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25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47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08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905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47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11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65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35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03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11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947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30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37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11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62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00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16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29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62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14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46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27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27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38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18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10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59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59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66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32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49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833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48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60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20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28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26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16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32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02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33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58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22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22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60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42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60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62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63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63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63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03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58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65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65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00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09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49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11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06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59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12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37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37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04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25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03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43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25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08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33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64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06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42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12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46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41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38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55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50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16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00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448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04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448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07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28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450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28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28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21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44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49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66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40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41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37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09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601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652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718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739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819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820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821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921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928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20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21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55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21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53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17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23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23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31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43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06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15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16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16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16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24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35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44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47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12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23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28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34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44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17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19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27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27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33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39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07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13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20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22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31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35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43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43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06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13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26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38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47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55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62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65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10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12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18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39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40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41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66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01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03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22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29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43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45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51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66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00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01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02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03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07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15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17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17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28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29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35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53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55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64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64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04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12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54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54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61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64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18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826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39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09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12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35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18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20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60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37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35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61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42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11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64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11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14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46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03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02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33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14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22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37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02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11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40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23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44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69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61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18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60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60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66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01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27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45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48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28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40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27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36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52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01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33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16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13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46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10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40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04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04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16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61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63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63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66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16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14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33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28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51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17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16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31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04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29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34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16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21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35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24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31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37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27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33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48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66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15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44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15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15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18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09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26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66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49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41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18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412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414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15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68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68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420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42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16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04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431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435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33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10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13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05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17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51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53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12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50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504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35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36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506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321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322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513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724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907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925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956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960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21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38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38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54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24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32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34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35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50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66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10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23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50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16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24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35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03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33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33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08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27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28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33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34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34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00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00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05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16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30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30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31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31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32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36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63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07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32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65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00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01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11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17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25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33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39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41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55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66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03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11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14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14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59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60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65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65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17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24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57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05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05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12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12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12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46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62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11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14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15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19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26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10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29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35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43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33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06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68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26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03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35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53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41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68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14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43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26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39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06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30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30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34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60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04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04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08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50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50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04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05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34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09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09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41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13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28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02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53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38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29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35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04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09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59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30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40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63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51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57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66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08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08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09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16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17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41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45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43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51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17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17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15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04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28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44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27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59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60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38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38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45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15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39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61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55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406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406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414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45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430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430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33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12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15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28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41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46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606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915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922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929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956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21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38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40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19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19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19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36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48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53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66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24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25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25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31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33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42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43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43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48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00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24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31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43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44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30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34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34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42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17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18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39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49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35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35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44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54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00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06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13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18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19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19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20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24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25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26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26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30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30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39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39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39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73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01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09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09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10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24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25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26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63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02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14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14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19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22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29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30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59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65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66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00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01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03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03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03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15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25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53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55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55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56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04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05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12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12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19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37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15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38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10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05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14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62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65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30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05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47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27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19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58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947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29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30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30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29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19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02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47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56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14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14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37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50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50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23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69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69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62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18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25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32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50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32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53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15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833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29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28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60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20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28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27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10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32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32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38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38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38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54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10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17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17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33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58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67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53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59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60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17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63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04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19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19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27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65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66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16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40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02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14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933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42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38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58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12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51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09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17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25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15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20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44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65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15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39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50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25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30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33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33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55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07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55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38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405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408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411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413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06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38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37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423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437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413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23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14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16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19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08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39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24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15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61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322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342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503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704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816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929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963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969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22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23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31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32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33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21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21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34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36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10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17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23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25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30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40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43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49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50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00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14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14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30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30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36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45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14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28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29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35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35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41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42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51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08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09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09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17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24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34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39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49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00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07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15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23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23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29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29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13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21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38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48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55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55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01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11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34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41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44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03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11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11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22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29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30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65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67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00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55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64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37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54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62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38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38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00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09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64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22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35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41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65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03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35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11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947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29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29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04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13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47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58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904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947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50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27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43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26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33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22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22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60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17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60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16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41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41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52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18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41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50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66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09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833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29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29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13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15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02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03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33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32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38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46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09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16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28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06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29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49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17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17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17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32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40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03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27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51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01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08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10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65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65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00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07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16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831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07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38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58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35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54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09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27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07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15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39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18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27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21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07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32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02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10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38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40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37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45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14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43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51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67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41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414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30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42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423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417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428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40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68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02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50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50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448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53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53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07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448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17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35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36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10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31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20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49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506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652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662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831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928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966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21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21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53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19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65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01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10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15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18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25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25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41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43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51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51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14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20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21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24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31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31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39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44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19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23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27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28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34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34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35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44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17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17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17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18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33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33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05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35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62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06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13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13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14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19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26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49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57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64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74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75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04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09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17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18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18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25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34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45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66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10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11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59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60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65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65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00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25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36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64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64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12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19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36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45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54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62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01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01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05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14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20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26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27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00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00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52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09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53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31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46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05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29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31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58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11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70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38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01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68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33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838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05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04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26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26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33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38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47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22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50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51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59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60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05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02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09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08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10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10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28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28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03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35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02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17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38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56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29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01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02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02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25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48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49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53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68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06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42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60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08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04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04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26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65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24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65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09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09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22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45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49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13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831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05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08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08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08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58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12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26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24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40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15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28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25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21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04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27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59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51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31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19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52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48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42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33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37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44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44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43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32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44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43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405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431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40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19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443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51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46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37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19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14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14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05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00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16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45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24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26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35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07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03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51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07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802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816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908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922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922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923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969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03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17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20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20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20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08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34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50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57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66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10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15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31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49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21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22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30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35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54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18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20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30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44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50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51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18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49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07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15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16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22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06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06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06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07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07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07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13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14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24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26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39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72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72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04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12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17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25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39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45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57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58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58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65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14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14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36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37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43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53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65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02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07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08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17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17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25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64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04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12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14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37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54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62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62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05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05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05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10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13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14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19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39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39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50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32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09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31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29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04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14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51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60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70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61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11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19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53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03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33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17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30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51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29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51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58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11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18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29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30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62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46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02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11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17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37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16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23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23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09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00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05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05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68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00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01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10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47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28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20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52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54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00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09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32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29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45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45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01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10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33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58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28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53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07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61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40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40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49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49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03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04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27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66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01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17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65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40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14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831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831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832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931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933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45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38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38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19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20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39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32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32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32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21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35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39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61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30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34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32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30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15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46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43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66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403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406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19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406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21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60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10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413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416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40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29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18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436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41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34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04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45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22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05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02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08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14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406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437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442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46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42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38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645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708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807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912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924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927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928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958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963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20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20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20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23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55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03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21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24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32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32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34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53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10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18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23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23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32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00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07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44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46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13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33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34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51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18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26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34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05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16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22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24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30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30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35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45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54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61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01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05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07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13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13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13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26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39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57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10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18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19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41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45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55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57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66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03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11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11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22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22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46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65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67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00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00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53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53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55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62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62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12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12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62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64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12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18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38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53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03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65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27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27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33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71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26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21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35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01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56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30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64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09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05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05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05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09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17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946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946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947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50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16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43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37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37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37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67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17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53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23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00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18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00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28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28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68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50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67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01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09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15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2942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48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28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160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20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28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37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41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54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17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58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58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41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42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59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48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11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33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09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65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15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24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25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025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02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26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17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348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19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19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35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16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16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25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38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09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13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27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27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13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17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33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403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48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32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57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10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239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38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14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28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60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643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50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43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69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45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419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50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417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55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00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835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23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43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403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226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154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19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003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941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14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514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46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3723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b-activities.xml</text:p>
          </table:table-cell>
          <table:table-cell office:value-type="string">
            <text:p>46004-43464</text:p>
          </table:table-cell>
          <table:table-cell office:value-type="float" office:value="1">
            <text:p>1</text:p>
          </table:table-cell>
          <table:table-cell table:number-columns-repeated="3"/>
        </table:table-row>
      </table:table>
      <table:table table:name="participating_org" table:style-name="ta1" table:print="false">
        <table:table-column table:style-name="co1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Hierarchy 1</text:p>
          </table:table-cell>
          <table:table-cell table:number-columns-repeated="3"/>
        </table:table-row>
        <table:table-row table:style-name="ro1">
          <table:table-cell office:value-type="string">
            <text:p>No. Activities</text:p>
          </table:table-cell>
          <table:table-cell office:value-type="string">
            <text:p>No. participating-org elements</text:p>
          </table:table-cell>
          <table:table-cell office:value-type="string">
            <text:p>No. Activities with a participating-org</text:p>
          </table:table-cell>
          <table:table-cell office:value-type="string">
            <text:p>%</text:p>
          </table:table-cell>
        </table:table-row>
        <table:table-row table:style-name="ro1">
          <table:table-cell table:number-columns-repeated="3" office:value-type="float" office:value="1600">
            <text:p>160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ttribute</text:p>
          </table:table-cell>
          <table:table-cell office:value-type="string">
            <text:p>Hierarchy 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alue</text:p>
          </table:table-cell>
          <table:table-cell office:value-type="string">
            <text:p>Count</text:p>
          </table:table-cell>
          <table:table-cell office:value-type="string">
            <text:p>Activities with at least one</text:p>
          </table:table-cell>
        </table:table-row>
        <table:table-row table:style-name="ro1">
          <table:table-cell office:value-type="string">
            <text:p>role</text:p>
          </table:table-cell>
          <table:table-cell office:value-type="string">
            <text:p>Funding</text:p>
          </table:table-cell>
          <table:table-cell office:value-type="float" office:value="1600">
            <text:p>1600</text:p>
          </table:table-cell>
          <table:table-cell office:value-type="float" office:value="1044">
            <text:p>1044</text:p>
          </table:table-cell>
        </table:table-row>
        <table:table-row table:style-name="ro1">
          <table:table-cell office:value-type="string">
            <text:p>type</text:p>
          </table:table-cell>
          <table:table-cell office:value-type="float" office:value="40">
            <text:p>40</text:p>
          </table:table-cell>
          <table:table-cell office:value-type="float" office:value="1600">
            <text:p>1600</text:p>
          </table:table-cell>
          <table:table-cell office:value-type="float" office:value="1044">
            <text:p>1044</text:p>
          </table:table-cell>
        </table:table-row>
        <table:table-row table:style-name="ro1">
          <table:table-cell office:value-type="string">
            <text:p>ref</text:p>
          </table:table-cell>
          <table:table-cell office:value-type="float" office:value="46004">
            <text:p>46004</text:p>
          </table:table-cell>
          <table:table-cell office:value-type="float" office:value="1600">
            <text:p>1600</text:p>
          </table:table-cell>
          <table:table-cell office:value-type="float" office:value="1044">
            <text:p>1044</text:p>
          </table:table-cell>
        </table:table-row>
      </table:table>
      <table:table table:name="sector" table:style-name="ta1" table:print="false">
        <table:table-column table:style-name="co25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&gt;1 vocabulary</text:p>
          </table:table-cell>
          <table:table-cell office:value-type="string">
            <text:p>Activities with more than one of the same vocab</text:p>
          </table:table-cell>
        </table:table-row>
        <table:table-row table:style-name="ro1">
          <table:table-cell office:value-type="string">
            <text:p>sector</text:p>
          </table:table-cell>
          <table:table-cell office:value-type="float" office:value="2502">
            <text:p>2502</text:p>
          </table:table-cell>
          <table:table-cell office:value-type="float" office:value="1414">
            <text:p>1414</text:p>
          </table:table-cell>
          <table:table-cell office:value-type="float" office:value="88.4">
            <text:p>88.4</text:p>
          </table:table-cell>
          <table:table-cell/>
          <table:table-cell office:value-type="float" office:value="1088">
            <text:p>108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Vocabularies used</text:p>
          </table:table-cell>
          <table:table-cell table:number-columns-repeated="5"/>
        </table:table-row>
        <table:table-row table:style-name="ro1">
          <table:table-cell office:value-type="string">
            <text:p>Hierarchy 1</text:p>
          </table:table-cell>
          <table:table-cell table:number-columns-repeated="5"/>
        </table:table-row>
        <table:table-row table:style-name="ro1">
          <table:table-cell office:value-type="string">
            <text:p>Assume DAC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Failing Activiti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ierarchy 1</text:p>
          </table:table-cell>
          <table:table-cell table:number-columns-repeated="4"/>
        </table:table-row>
        <table:table-row table:style-name="ro1">
          <table:table-cell office:value-type="string">
            <text:p>count</text:p>
          </table:table-cell>
          <table:table-cell office:value-type="float" office:value="797">
            <text:p>79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518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606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622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642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703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822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830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923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925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956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96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003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020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031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119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08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33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40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50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30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20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41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527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15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16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2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29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35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43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02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49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55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64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813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825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825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912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946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965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967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967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08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6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63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143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154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161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202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210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211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218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247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308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905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11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965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35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103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111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947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537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1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86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0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162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46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2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38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110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159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232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833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160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2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16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32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3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60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842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860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96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96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03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65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200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209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31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159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37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37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225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333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30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112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241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338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855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816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300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04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448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07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28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450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2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544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949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166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941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537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652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718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739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819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820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92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928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020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055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121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17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23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3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4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06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15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16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16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24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47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12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2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34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44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517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533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07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22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3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43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43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06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13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26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38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47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62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812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818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839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84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84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866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901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929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943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945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951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966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00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01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0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17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29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55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64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64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104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112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154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154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164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218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826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239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312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18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2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60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942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1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111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14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4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03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33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52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11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40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44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69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160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20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02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045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128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140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27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52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33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16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513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10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04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04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16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166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216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51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504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16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835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224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331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137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248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344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315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1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349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141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218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414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31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68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43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435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33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210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917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51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53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12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150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504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35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36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322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513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724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907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960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021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038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038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054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132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134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135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166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10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24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35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03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528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533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534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534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00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0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30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30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32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36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07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32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801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817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833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911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914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914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959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965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24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57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112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146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162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219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29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35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43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33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06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168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926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43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39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506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530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34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60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95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04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05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34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209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209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113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128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02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53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38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529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09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59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830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94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51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208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20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21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045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43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17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528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827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859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345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939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406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414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145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430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315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241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915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922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929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956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038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040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119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136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14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153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24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25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25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33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42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4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4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00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31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43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44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30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34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517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549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54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13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1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19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20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24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25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26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30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39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39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801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826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922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93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959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965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966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01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15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53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55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5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119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215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238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05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14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862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030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47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27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19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947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029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130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130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19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02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47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56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537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5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50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69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925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13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253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315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83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029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128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2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2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32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54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17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67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5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59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96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04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19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165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240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302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042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15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12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51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09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17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25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15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520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65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915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325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55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207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405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137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423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41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314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21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08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342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503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704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816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969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022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023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031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032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033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12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134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136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3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49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50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14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30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36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45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29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35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4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42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508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509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534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549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00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2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23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29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48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811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834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844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91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922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929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930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00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55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238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309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164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22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235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04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13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47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904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050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43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26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522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816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52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118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15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833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115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03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38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829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849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932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940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11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165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831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007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54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09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827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90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318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307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332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30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345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214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25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30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842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417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428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34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68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150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953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17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35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936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3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349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506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662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83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92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966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02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021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165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01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15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18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25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5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14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20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21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3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39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44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2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27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34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533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533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14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26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49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57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74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75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817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866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96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25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64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119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136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20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227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300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252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309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05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131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146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531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83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901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133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83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0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2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47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50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5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59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05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102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010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010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02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03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02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17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3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529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25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68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842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124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249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831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008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008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008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24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40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15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804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859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331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319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233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144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343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344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44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205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00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545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524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26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81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908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923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020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108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134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157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3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49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2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22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30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1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5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518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549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07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13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817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845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857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937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94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64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104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114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162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213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239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250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309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04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14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53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05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5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218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030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46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1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17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823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00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0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05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68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200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201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047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2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5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54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00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09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545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0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33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28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807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27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66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10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11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832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933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045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39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32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835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961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332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406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19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406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321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340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941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134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05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508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14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437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442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546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645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807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912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924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92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958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963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020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103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12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124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132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134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10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23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23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32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0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44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46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13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05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35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45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61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05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57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818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819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845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903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92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6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62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112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303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16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27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201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856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164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909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05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31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946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94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05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11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143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67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17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28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150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20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2942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048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160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20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237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4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454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841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859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033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315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024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025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348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519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535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25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638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813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213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33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328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150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343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419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417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40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514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514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346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372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6004-43464</text:p>
          </table:table-cell>
          <table:table-cell table:number-columns-repeated="4"/>
        </table:table-row>
      </table:table>
      <table:table table:name="transactions" table:style-name="ta1" table:print="false">
        <table:table-column table:style-name="co28" table:default-cell-style-name="Default"/>
        <table:table-column table:style-name="co1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/>
          <table:table-cell office:value-type="string">
            <text:p>Hierarchy 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lements</text:p>
          </table:table-cell>
          <table:table-cell office:value-type="string">
            <text:p>Activities</text:p>
          </table:table-cell>
          <table:table-cell table:number-columns-repeated="5"/>
        </table:table-row>
        <table:table-row table:style-name="ro1">
          <table:table-cell office:value-type="string">
            <text:p>All transactions</text:p>
          </table:table-cell>
          <table:table-cell office:value-type="float" office:value="3032">
            <text:p>3032</text:p>
          </table:table-cell>
          <table:table-cell office:value-type="float" office:value="1370">
            <text:p>1370</text:p>
          </table:table-cell>
          <table:table-cell table:number-columns-repeated="5"/>
        </table:table-row>
        <table:table-row table:style-name="ro1">
          <table:table-cell office:value-type="string">
            <text:p>-ve transactions</text:p>
          </table:table-cell>
          <table:table-cell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-ve transactions &lt; -1,000,000</text:p>
          </table:table-cell>
          <table:table-cell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ransaction Type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ierarchy 1</text:p>
          </table:table-cell>
          <table:table-cell table:number-columns-repeated="6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 table:number-columns-repeated="5"/>
        </table:table-row>
        <table:table-row table:style-name="ro1">
          <table:table-cell office:value-type="string">
            <text:p>D</text:p>
          </table:table-cell>
          <table:table-cell office:value-type="float" office:value="3032">
            <text:p>3032</text:p>
          </table:table-cell>
          <table:table-cell office:value-type="float" office:value="981">
            <text:p>981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urrencie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ierarchy 1</text:p>
          </table:table-cell>
          <table:table-cell table:number-columns-repeated="6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 table:number-columns-repeated="5"/>
        </table:table-row>
        <table:table-row table:style-name="ro1">
          <table:table-cell office:value-type="string">
            <text:p>USD</text:p>
          </table:table-cell>
          <table:table-cell office:value-type="float" office:value="3032">
            <text:p>3032</text:p>
          </table:table-cell>
          <table:table-cell office:value-type="float" office:value="981">
            <text:p>981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urrency (USD)</text:p>
          </table:table-cell>
          <table:table-cell table:number-columns-repeated="7"/>
        </table:table-row>
        <table:table-row table:style-name="ro1">
          <table:table-cell office:value-type="string">
            <text:p>Hierarchy 1</text:p>
          </table:table-cell>
          <table:table-cell table:number-columns-repeated="7"/>
        </table:table-row>
        <table:table-row table:style-name="ro1">
          <table:table-cell office:value-type="string">
            <text:p>Year</text:p>
          </table:table-cell>
          <table:table-cell office:value-type="string">
            <text:p>Commitment</text:p>
          </table:table-cell>
          <table:table-cell office:value-type="string">
            <text:p>Additional Commitments</text:p>
          </table:table-cell>
          <table:table-cell office:value-type="string">
            <text:p>Disbursements+Expenditure</text:p>
          </table:table-cell>
          <table:table-cell office:value-type="string">
            <text:p>Loans</text:p>
          </table:table-cell>
          <table:table-cell office:value-type="string">
            <text:p>Commitment Outstanding (B+C-(D-E))</text:p>
          </table:table-cell>
          <table:table-cell office:value-type="string">
            <text:p>Additional Dis+Exp</text:p>
          </table:table-cell>
          <table:table-cell office:value-type="string">
            <text:p>Interest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table:number-columns-repeated="5" office:value-type="float" office:value="0">
            <text:p>0</text:p>
          </table:table-cell>
          <table:table-cell office:value-type="float" office:value="37726654">
            <text:p>377266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table:number-columns-repeated="5" office:value-type="float" office:value="0">
            <text:p>0</text:p>
          </table:table-cell>
          <table:table-cell office:value-type="float" office:value="147099695">
            <text:p>147099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table:number-columns-repeated="5" office:value-type="float" office:value="0">
            <text:p>0</text:p>
          </table:table-cell>
          <table:table-cell office:value-type="float" office:value="216646088">
            <text:p>2166460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table:number-columns-repeated="5" office:value-type="float" office:value="0">
            <text:p>0</text:p>
          </table:table-cell>
          <table:table-cell office:value-type="float" office:value="402716624">
            <text:p>4027166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table:number-columns-repeated="5" office:value-type="float" office:value="0">
            <text:p>0</text:p>
          </table:table-cell>
          <table:table-cell office:value-type="float" office:value="8737029">
            <text:p>87370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table:number-columns-repeated="5" office:value-type="float" office:value="0">
            <text:p>0</text:p>
          </table:table-cell>
          <table:table-cell office:value-type="float" office:value="174249">
            <text:p>1742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table:number-columns-repeated="5" office:value-type="float" office:value="0">
            <text:p>0</text:p>
          </table:table-cell>
          <table:table-cell office:value-type="float" office:value="24851934">
            <text:p>248519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table:number-columns-repeated="5" office:value-type="float" office:value="0">
            <text:p>0</text:p>
          </table:table-cell>
          <table:table-cell office:value-type="float" office:value="130681118">
            <text:p>1306811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table:number-columns-repeated="5" office:value-type="float" office:value="0">
            <text:p>0</text:p>
          </table:table-cell>
          <table:table-cell office:value-type="float" office:value="34875100">
            <text:p>34875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table:number-columns-repeated="5" office:value-type="float" office:value="0">
            <text:p>0</text:p>
          </table:table-cell>
          <table:table-cell office:value-type="float" office:value="3695489">
            <text:p>36954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table:number-columns-repeated="5" office:value-type="float" office:value="0">
            <text:p>0</text:p>
          </table:table-cell>
          <table:table-cell office:value-type="float" office:value="279718577">
            <text:p>2797185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table:number-columns-repeated="5" office:value-type="float" office:value="0">
            <text:p>0</text:p>
          </table:table-cell>
          <table:table-cell office:value-type="float" office:value="233160336">
            <text:p>2331603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table:number-columns-repeated="5" office:value-type="float" office:value="0">
            <text:p>0</text:p>
          </table:table-cell>
          <table:table-cell office:value-type="float" office:value="1189610145">
            <text:p>11896101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table:number-columns-repeated="5" office:value-type="float" office:value="0">
            <text:p>0</text:p>
          </table:table-cell>
          <table:table-cell office:value-type="float" office:value="2570225992">
            <text:p>2570225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table:number-columns-repeated="5" office:value-type="float" office:value="0">
            <text:p>0</text:p>
          </table:table-cell>
          <table:table-cell office:value-type="float" office:value="8238963438">
            <text:p>82389634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table:number-columns-repeated="5" office:value-type="float" office:value="0">
            <text:p>0</text:p>
          </table:table-cell>
          <table:table-cell office:value-type="float" office:value="7837052231">
            <text:p>78370522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table:number-columns-repeated="5" office:value-type="float" office:value="0">
            <text:p>0</text:p>
          </table:table-cell>
          <table:table-cell office:value-type="float" office:value="4107229946">
            <text:p>41072299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table:number-columns-repeated="5" office:value-type="float" office:value="0">
            <text:p>0</text:p>
          </table:table-cell>
          <table:table-cell office:value-type="float" office:value="4927858539">
            <text:p>49278585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number-columns-repeated="5" office:value-type="float" office:value="0">
            <text:p>0</text:p>
          </table:table-cell>
          <table:table-cell office:value-type="float" office:value="6911736351">
            <text:p>69117363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number-columns-repeated="5" office:value-type="float" office:value="0">
            <text:p>0</text:p>
          </table:table-cell>
          <table:table-cell office:value-type="float" office:value="6034826619">
            <text:p>60348266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table:number-columns-repeated="5" office:value-type="float" office:value="0">
            <text:p>0</text:p>
          </table:table-cell>
          <table:table-cell office:value-type="float" office:value="6980731049">
            <text:p>69807310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number-columns-repeated="5" office:value-type="float" office:value="0">
            <text:p>0</text:p>
          </table:table-cell>
          <table:table-cell office:value-type="float" office:value="9914894719">
            <text:p>99148947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table:number-columns-repeated="5" office:value-type="float" office:value="0">
            <text:p>0</text:p>
          </table:table-cell>
          <table:table-cell office:value-type="float" office:value="11002252808">
            <text:p>110022528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number-columns-repeated="5" office:value-type="float" office:value="0">
            <text:p>0</text:p>
          </table:table-cell>
          <table:table-cell office:value-type="float" office:value="11161528697">
            <text:p>111615286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table:number-columns-repeated="5" office:value-type="float" office:value="0">
            <text:p>0</text:p>
          </table:table-cell>
          <table:table-cell office:value-type="float" office:value="12891025841">
            <text:p>128910258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table:number-columns-repeated="5" office:value-type="float" office:value="0">
            <text:p>0</text:p>
          </table:table-cell>
          <table:table-cell office:value-type="float" office:value="17417758766">
            <text:p>174177587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table:number-columns-repeated="5" office:value-type="float" office:value="0">
            <text:p>0</text:p>
          </table:table-cell>
          <table:table-cell office:value-type="float" office:value="5164777841">
            <text:p>51647778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table:number-columns-repeated="5" office:value-type="float" office:value="0">
            <text:p>0</text:p>
          </table:table-cell>
          <table:table-cell office:value-type="float" office:value="2305306863">
            <text:p>2305306863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11/04/2012</text:date>, <text:time>15:4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2-04-11T15:26:09</meta:creation-date>
    <dc:date>2012-04-11T15:43:28</dc:date>
    <dc:creator>david </dc:creator>
    <meta:editing-duration>PT00H02M51S</meta:editing-duration>
    <meta:editing-cycles>2</meta:editing-cycles>
    <meta:generator>OpenOffice.org/3.2$Unix OpenOffice.org_project/320m12$Build-9483</meta:generator>
    <meta:document-statistic meta:table-count="10" meta:cell-count="6617" meta:object-count="0"/>
  </office:meta>
</office:document-meta>
</file>